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84pt"/>
    </style:style>
    <style:style style:name="co2" style:family="table-column">
      <style:table-column-properties fo:break-before="auto" style:column-width="166.31pt"/>
    </style:style>
    <style:style style:name="co3" style:family="table-column">
      <style:table-column-properties fo:break-before="auto" style:column-width="129.0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125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Topic name</text:p>
          </table:table-cell>
          <table:table-cell table:style-name="ce4" office:value-type="string" calcext:value-type="string">
            <text:p>Term</text:p>
          </table:table-cell>
          <table:table-cell table:style-name="ce4" office:value-type="string" calcext:value-type="string">
            <text:p><text:s text:c="2"/>Beta</text:p>
          </table:table-cell>
          <table:table-cell table:style-name="ce1" office:value-type="string" calcext:value-type="string">
            <text:p>Number of published papers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ture reserve for large mammals</text:p>
          </table:table-cell>
          <table:table-cell office:value-type="string" calcext:value-type="string">
            <text:p><text:s text:c="10"/>LARGE_MAMMALS</text:p>
          </table:table-cell>
          <table:table-cell table:style-name="ce5" office:value-type="float" office:value="0.59552117" calcext:value-type="float">
            <text:p>0.596</text:p>
          </table:table-cell>
          <table:table-cell office:value-type="float" office:value="321" calcext:value-type="float">
            <text:p>32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15"/>fox_vulp</text:p>
          </table:table-cell>
          <table:table-cell table:style-name="ce5" office:value-type="float" office:value="0.05968475" calcext:value-type="float">
            <text:p>0.06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14"/>vulp_vulp</text:p>
          </table:table-cell>
          <table:table-cell table:style-name="ce5" office:value-type="float" office:value="0.05835842" calcext:value-type="float">
            <text:p>0.05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10"/>spatial_scale</text:p>
          </table:table-cell>
          <table:table-cell table:style-name="ce5" office:value-type="float" office:value="0.05703205" calcext:value-type="float">
            <text:p>0.05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11"/>natur_reserv</text:p>
          </table:table-cell>
          <table:table-cell table:style-name="ce5" office:value-type="float" office:value="0.05106319" calcext:value-type="float">
            <text:p>0.05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13"/>sus_scrofa</text:p>
          </table:table-cell>
          <table:table-cell table:style-name="ce5" office:value-type="float" office:value="0.04642147" calcext:value-type="float">
            <text:p>0.04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11"/>forest_cover</text:p>
          </table:table-cell>
          <table:table-cell table:style-name="ce5" office:value-type="float" office:value="0.04642147" calcext:value-type="float">
            <text:p>0.04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14"/>lynx_lynx</text:p>
          </table:table-cell>
          <table:table-cell table:style-name="ce5" office:value-type="float" office:value="0.03315819" calcext:value-type="float">
            <text:p>0.03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12"/>marten_mart</text:p>
          </table:table-cell>
          <table:table-cell table:style-name="ce5" office:value-type="float" office:value="0.02643876" calcext:value-type="float">
            <text:p>0.0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7"/>leopard_panthera</text:p>
          </table:table-cell>
          <table:table-cell table:style-name="ce5" office:value-type="float" office:value="0.01634608" calcext:value-type="float">
            <text:p>0.01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versity (richness and composition)</text:p>
          </table:table-cell>
          <table:table-cell office:value-type="string" calcext:value-type="string">
            <text:p><text:s text:c="11"/>mammal_speci</text:p>
          </table:table-cell>
          <table:table-cell table:style-name="ce5" office:value-type="float" office:value="0.16085944" calcext:value-type="float">
            <text:p>0.161</text:p>
          </table:table-cell>
          <table:table-cell office:value-type="float" office:value="295" calcext:value-type="float">
            <text:p>29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13"/>speci_rich</text:p>
          </table:table-cell>
          <table:table-cell table:style-name="ce5" office:value-type="float" office:value="0.14040652" calcext:value-type="float">
            <text:p>0.14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11"/>small_mammal</text:p>
          </table:table-cell>
          <table:table-cell table:style-name="ce5" office:value-type="float" office:value="0.09286731" calcext:value-type="float">
            <text:p>0.09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7"/>terrestri_mammal</text:p>
          </table:table-cell>
          <table:table-cell table:style-name="ce5" office:value-type="float" office:value="0.06578101" calcext:value-type="float">
            <text:p>0.06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11"/>speci_record</text:p>
          </table:table-cell>
          <table:table-cell table:style-name="ce5" office:value-type="float" office:value="0.04975034" calcext:value-type="float">
            <text:p>0.05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11"/>speci_detect</text:p>
          </table:table-cell>
          <table:table-cell table:style-name="ce5" office:value-type="float" office:value="0.04887319" calcext:value-type="float">
            <text:p>0.04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7"/>mammal_communiti</text:p>
          </table:table-cell>
          <table:table-cell table:style-name="ce5" office:value-type="float" office:value="0.04864478" calcext:value-type="float">
            <text:p>0.04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12"/>medium_larg</text:p>
          </table:table-cell>
          <table:table-cell table:style-name="ce5" office:value-type="float" office:value="0.04532809" calcext:value-type="float">
            <text:p>0.04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11"/>record_speci</text:p>
          </table:table-cell>
          <table:table-cell table:style-name="ce5" office:value-type="float" office:value="0.04532781" calcext:value-type="float">
            <text:p>0.04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10"/>direct_observ</text:p>
          </table:table-cell>
          <table:table-cell table:style-name="ce5" office:value-type="float" office:value="0.04311696" calcext:value-type="float">
            <text:p>0.04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nsity estimates</text:p>
          </table:table-cell>
          <table:table-cell office:value-type="string" calcext:value-type="string">
            <text:p><text:s text:c="10"/>DENSITI_ESTIM</text:p>
          </table:table-cell>
          <table:table-cell table:style-name="ce5" office:value-type="float" office:value="0.40583328" calcext:value-type="float">
            <text:p>0.406</text:p>
          </table:table-cell>
          <table:table-cell office:value-type="float" office:value="288" calcext:value-type="float">
            <text:p>28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13"/>popul_size</text:p>
          </table:table-cell>
          <table:table-cell table:style-name="ce5" office:value-type="float" office:value="0.07943537" calcext:value-type="float">
            <text:p>0.07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12"/>estim_popul</text:p>
          </table:table-cell>
          <table:table-cell table:style-name="ce5" office:value-type="float" office:value="0.07841697" calcext:value-type="float">
            <text:p>0.07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7"/>spatial_explicit</text:p>
          </table:table-cell>
          <table:table-cell table:style-name="ce5" office:value-type="float" office:value="0.06568694" calcext:value-type="float">
            <text:p>0.06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/>capture-recaptur_model</text:p>
          </table:table-cell>
          <table:table-cell table:style-name="ce5" office:value-type="float" office:value="0.04022689" calcext:value-type="float">
            <text:p>0.04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xplicit_capture-recaptur</text:p>
          </table:table-cell>
          <table:table-cell table:style-name="ce5" office:value-type="float" office:value="0.03920849" calcext:value-type="float">
            <text:p>0.03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6"/>identifi_individu</text:p>
          </table:table-cell>
          <table:table-cell table:style-name="ce5" office:value-type="float" office:value="0.03666248" calcext:value-type="float">
            <text:p>0.03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10"/>abund_densiti</text:p>
          </table:table-cell>
          <table:table-cell table:style-name="ce5" office:value-type="float" office:value="0.03207234" calcext:value-type="float">
            <text:p>0.03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11"/>method_estim</text:p>
          </table:table-cell>
          <table:table-cell table:style-name="ce5" office:value-type="float" office:value="0.03186889" calcext:value-type="float">
            <text:p>0.03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6"/>individu_identifi</text:p>
          </table:table-cell>
          <table:table-cell table:style-name="ce5" office:value-type="float" office:value="0.03157047" calcext:value-type="float">
            <text:p>0.03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Conservation &amp; Threatened spp</text:p>
          </table:table-cell>
          <table:table-cell office:value-type="string" calcext:value-type="string">
            <text:p><text:s text:c="11"/>right_reserv</text:p>
          </table:table-cell>
          <table:table-cell table:style-name="ce5" office:value-type="float" office:value="0.15784464" calcext:value-type="float">
            <text:p>0.158</text:p>
          </table:table-cell>
          <table:table-cell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 text:c="12"/>littl_known</text:p>
          </table:table-cell>
          <table:table-cell table:style-name="ce5" office:value-type="float" office:value="0.07735599" calcext:value-type="float">
            <text:p>0.077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 text:c="12"/>detect_rate</text:p>
          </table:table-cell>
          <table:table-cell table:style-name="ce5" office:value-type="float" office:value="0.06753929" calcext:value-type="float">
            <text:p>0.06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 text:c="9"/>threaten_speci</text:p>
          </table:table-cell>
          <table:table-cell table:style-name="ce5" office:value-type="float" office:value="0.05919174" calcext:value-type="float">
            <text:p>0.05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 text:c="6"/>spatial_distribut</text:p>
          </table:table-cell>
          <table:table-cell table:style-name="ce5" office:value-type="float" office:value="0.05767382" calcext:value-type="float">
            <text:p>0.05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 text:c="10"/>speci_conserv</text:p>
          </table:table-cell>
          <table:table-cell table:style-name="ce5" office:value-type="float" office:value="0.05160305" calcext:value-type="float">
            <text:p>0.05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 text:c="8"/>speci_distribut</text:p>
          </table:table-cell>
          <table:table-cell table:style-name="ce5" office:value-type="float" office:value="0.04932643" calcext:value-type="float">
            <text:p>0.04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 text:c="10"/>critic_endang</text:p>
          </table:table-cell>
          <table:table-cell table:style-name="ce5" office:value-type="float" office:value="0.04629097" calcext:value-type="float">
            <text:p>0.04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 text:c="11"/>endang_speci</text:p>
          </table:table-cell>
          <table:table-cell table:style-name="ce5" office:value-type="float" office:value="0.04629097" calcext:value-type="float">
            <text:p>0.046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 text:c="9"/>probabl_detect</text:p>
          </table:table-cell>
          <table:table-cell table:style-name="ce5" office:value-type="float" office:value="0.04548571" calcext:value-type="float">
            <text:p>0.04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Protected area</text:p>
          </table:table-cell>
          <table:table-cell office:value-type="string" calcext:value-type="string">
            <text:p><text:s text:c="11"/>PROTECT_AREA</text:p>
          </table:table-cell>
          <table:table-cell table:style-name="ce5" office:value-type="float" office:value="0.44546948" calcext:value-type="float">
            <text:p>0.445</text:p>
          </table:table-cell>
          <table:table-cell office:value-type="float" office:value="222" calcext:value-type="float">
            <text:p>22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12"/>relat_abund</text:p>
          </table:table-cell>
          <table:table-cell table:style-name="ce5" office:value-type="float" office:value="0.11122554" calcext:value-type="float">
            <text:p>0.11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8"/>signific_differ</text:p>
          </table:table-cell>
          <table:table-cell table:style-name="ce5" office:value-type="float" office:value="0.05186035" calcext:value-type="float">
            <text:p>0.052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11"/>habitat_type</text:p>
          </table:table-cell>
          <table:table-cell table:style-name="ce5" office:value-type="float" office:value="0.04653311" calcext:value-type="float">
            <text:p>0.04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9"/>small_carnivor</text:p>
          </table:table-cell>
          <table:table-cell table:style-name="ce5" office:value-type="float" office:value="0.04369575" calcext:value-type="float">
            <text:p>0.04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15"/>oil_palm</text:p>
          </table:table-cell>
          <table:table-cell table:style-name="ce5" office:value-type="float" office:value="0.04312827" calcext:value-type="float">
            <text:p>0.04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12"/>captur_rate</text:p>
          </table:table-cell>
          <table:table-cell table:style-name="ce5" office:value-type="float" office:value="0.04085836" calcext:value-type="float">
            <text:p>0.04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9"/>forest_habitat</text:p>
          </table:table-cell>
          <table:table-cell table:style-name="ce5" office:value-type="float" office:value="0.04029088" calcext:value-type="float">
            <text:p>0.04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12"/>pine_marten</text:p>
          </table:table-cell>
          <table:table-cell table:style-name="ce5" office:value-type="float" office:value="0.03802098" calcext:value-type="float">
            <text:p>0.03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10"/>wildlif_speci</text:p>
          </table:table-cell>
          <table:table-cell table:style-name="ce5" office:value-type="float" office:value="0.0374535" calcext:value-type="float">
            <text:p>0.03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ey – Predator</text:p>
          </table:table-cell>
          <table:table-cell office:value-type="string" calcext:value-type="string">
            <text:p><text:s text:c="13"/>prey_speci</text:p>
          </table:table-cell>
          <table:table-cell table:style-name="ce5" office:value-type="float" office:value="0.11224186" calcext:value-type="float">
            <text:p>0.112</text:p>
          </table:table-cell>
          <table:table-cell office:value-type="float" office:value="229" calcext:value-type="float">
            <text:p>22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13"/>dri_season</text:p>
          </table:table-cell>
          <table:table-cell table:style-name="ce5" office:value-type="float" office:value="0.07136757" calcext:value-type="float">
            <text:p>0.07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12"/>predat_risk</text:p>
          </table:table-cell>
          <table:table-cell table:style-name="ce5" office:value-type="float" office:value="0.06098691" calcext:value-type="float">
            <text:p>0.06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12"/>nest_predat</text:p>
          </table:table-cell>
          <table:table-cell table:style-name="ce5" office:value-type="float" office:value="0.05968931" calcext:value-type="float">
            <text:p>0.06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8"/>panthera_pardus</text:p>
          </table:table-cell>
          <table:table-cell table:style-name="ce5" office:value-type="float" office:value="0.05644533" calcext:value-type="float">
            <text:p>0.05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12"/>popul_estim</text:p>
          </table:table-cell>
          <table:table-cell table:style-name="ce5" office:value-type="float" office:value="0.05529251" calcext:value-type="float">
            <text:p>0.05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7"/>leopard_panthera</text:p>
          </table:table-cell>
          <table:table-cell table:style-name="ce5" office:value-type="float" office:value="0.05083413" calcext:value-type="float">
            <text:p>0.05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8"/>white-tail_deer</text:p>
          </table:table-cell>
          <table:table-cell table:style-name="ce5" office:value-type="float" office:value="0.05060616" calcext:value-type="float">
            <text:p>0.05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12"/>leopard_cat</text:p>
          </table:table-cell>
          <table:table-cell table:style-name="ce5" office:value-type="float" office:value="0.04930856" calcext:value-type="float">
            <text:p>0.04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13"/>male_femal</text:p>
          </table:table-cell>
          <table:table-cell table:style-name="ce5" office:value-type="float" office:value="0.04671338" calcext:value-type="float">
            <text:p>0.047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Human activities</text:p>
          </table:table-cell>
          <table:table-cell office:value-type="string" calcext:value-type="string">
            <text:p><text:s text:c="15"/>use_trap</text:p>
          </table:table-cell>
          <table:table-cell table:style-name="ce5" office:value-type="float" office:value="0.13000114" calcext:value-type="float">
            <text:p>0.130</text:p>
          </table:table-cell>
          <table:table-cell office:value-type="float" office:value="219" calcext:value-type="float">
            <text:p>219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12"/>human_activ</text:p>
          </table:table-cell>
          <table:table-cell table:style-name="ce5" office:value-type="float" office:value="0.08447097" calcext:value-type="float">
            <text:p>0.08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14"/>feral_cat</text:p>
          </table:table-cell>
          <table:table-cell table:style-name="ce5" office:value-type="float" office:value="0.07368745" calcext:value-type="float">
            <text:p>0.07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11"/>habitat_loss</text:p>
          </table:table-cell>
          <table:table-cell table:style-name="ce5" office:value-type="float" office:value="0.06227096" calcext:value-type="float">
            <text:p>0.06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9"/>spatial_tempor</text:p>
          </table:table-cell>
          <table:table-cell table:style-name="ce5" office:value-type="float" office:value="0.06110666" calcext:value-type="float">
            <text:p>0.06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10"/>human_disturb</text:p>
          </table:table-cell>
          <table:table-cell table:style-name="ce5" office:value-type="float" office:value="0.0557149" calcext:value-type="float">
            <text:p>0.05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10"/>puma_concolor</text:p>
          </table:table-cell>
          <table:table-cell table:style-name="ce5" office:value-type="float" office:value="0.05511581" calcext:value-type="float">
            <text:p>0.05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10"/>panthera_onca</text:p>
          </table:table-cell>
          <table:table-cell table:style-name="ce5" office:value-type="float" office:value="0.04612954" calcext:value-type="float">
            <text:p>0.04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13"/>domest_dog</text:p>
          </table:table-cell>
          <table:table-cell table:style-name="ce5" office:value-type="float" office:value="0.04433228" calcext:value-type="float">
            <text:p>0.04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8"/>jaguar_panthera</text:p>
          </table:table-cell>
          <table:table-cell table:style-name="ce5" office:value-type="float" office:value="0.04313411" calcext:value-type="float">
            <text:p>0.04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tivity pattern</text:p>
          </table:table-cell>
          <table:table-cell office:value-type="string" calcext:value-type="string">
            <text:p><text:s text:c="10"/>activ_pattern</text:p>
          </table:table-cell>
          <table:table-cell table:style-name="ce5" office:value-type="float" office:value="0.36000065" calcext:value-type="float">
            <text:p>0.360</text:p>
          </table:table-cell>
          <table:table-cell office:value-type="float" office:value="229" calcext:value-type="float">
            <text:p>229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11"/>seed_dispers</text:p>
          </table:table-cell>
          <table:table-cell table:style-name="ce5" office:value-type="float" office:value="0.08871445" calcext:value-type="float">
            <text:p>0.08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10"/>cloud_leopard</text:p>
          </table:table-cell>
          <table:table-cell table:style-name="ce5" office:value-type="float" office:value="0.07778586" calcext:value-type="float">
            <text:p>0.07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12"/>daili_activ</text:p>
          </table:table-cell>
          <table:table-cell table:style-name="ce5" office:value-type="float" office:value="0.05914296" calcext:value-type="float">
            <text:p>0.05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13"/>black_bear</text:p>
          </table:table-cell>
          <table:table-cell table:style-name="ce5" office:value-type="float" office:value="0.05785725" calcext:value-type="float">
            <text:p>0.05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10"/>nocturn_activ</text:p>
          </table:table-cell>
          <table:table-cell table:style-name="ce5" office:value-type="float" office:value="0.04885723" calcext:value-type="float">
            <text:p>0.04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13"/>brown_bear</text:p>
          </table:table-cell>
          <table:table-cell table:style-name="ce5" office:value-type="float" office:value="0.04692866" calcext:value-type="float">
            <text:p>0.047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13"/>bird_speci</text:p>
          </table:table-cell>
          <table:table-cell table:style-name="ce5" office:value-type="float" office:value="0.04178569" calcext:value-type="float">
            <text:p>0.042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13"/>bear_ursus</text:p>
          </table:table-cell>
          <table:table-cell table:style-name="ce5" office:value-type="float" office:value="0.03728578" calcext:value-type="float">
            <text:p>0.037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13"/>seed_remov</text:p>
          </table:table-cell>
          <table:table-cell table:style-name="ce5" office:value-type="float" office:value="0.03664292" calcext:value-type="float">
            <text:p>0.037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ccupancy models</text:p>
          </table:table-cell>
          <table:table-cell office:value-type="string" calcext:value-type="string">
            <text:p><text:s text:c="12"/>OCCUP_MODEL</text:p>
          </table:table-cell>
          <table:table-cell table:style-name="ce5" office:value-type="float" office:value="0.3459662" calcext:value-type="float">
            <text:p>0.346</text:p>
          </table:table-cell>
          <table:table-cell office:value-type="float" office:value="182" calcext:value-type="float">
            <text:p>182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 text:c="14"/>home_rang</text:p>
          </table:table-cell>
          <table:table-cell table:style-name="ce5" office:value-type="float" office:value="0.11203939" calcext:value-type="float">
            <text:p>0.11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 text:c="9"/>carnivor_speci</text:p>
          </table:table-cell>
          <table:table-cell table:style-name="ce5" office:value-type="float" office:value="0.07731701" calcext:value-type="float">
            <text:p>0.077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 text:c="8"/>forest_fragment</text:p>
          </table:table-cell>
          <table:table-cell table:style-name="ce5" office:value-type="float" office:value="0.05176388" calcext:value-type="float">
            <text:p>0.05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 text:c="11"/>occup_detect</text:p>
          </table:table-cell>
          <table:table-cell table:style-name="ce5" office:value-type="float" office:value="0.04783245" calcext:value-type="float">
            <text:p>0.048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 text:c="14"/>scr_model</text:p>
          </table:table-cell>
          <table:table-cell table:style-name="ce5" office:value-type="float" office:value="0.0458667" calcext:value-type="float">
            <text:p>0.046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 text:c="10"/>wildlif_popul</text:p>
          </table:table-cell>
          <table:table-cell table:style-name="ce5" office:value-type="float" office:value="0.04192621" calcext:value-type="float">
            <text:p>0.042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 text:c="12"/>forest_area</text:p>
          </table:table-cell>
          <table:table-cell table:style-name="ce5" office:value-type="float" office:value="0.0412799" calcext:value-type="float">
            <text:p>0.041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 text:c="5"/>carnivor_communiti</text:p>
          </table:table-cell>
          <table:table-cell table:style-name="ce5" office:value-type="float" office:value="0.03931434" calcext:value-type="float">
            <text:p>0.039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 text:c="12"/>low_densiti</text:p>
          </table:table-cell>
          <table:table-cell table:style-name="ce5" office:value-type="float" office:value="0.03694469" calcext:value-type="float">
            <text:p>0.037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Wildlife management &amp; Monitoring</text:p>
          </table:table-cell>
          <table:table-cell office:value-type="string" calcext:value-type="string">
            <text:p><text:s text:c="11"/>data_collect</text:p>
          </table:table-cell>
          <table:table-cell table:style-name="ce5" office:value-type="float" office:value="0.10161112" calcext:value-type="float">
            <text:p>0.102</text:p>
          </table:table-cell>
          <table:table-cell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10"/>atlant_forest</text:p>
          </table:table-cell>
          <table:table-cell table:style-name="ce5" office:value-type="float" office:value="0.09600515" calcext:value-type="float">
            <text:p>0.096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10"/>tropic_forest</text:p>
          </table:table-cell>
          <table:table-cell table:style-name="ce5" office:value-type="float" office:value="0.08409171" calcext:value-type="float">
            <text:p>0.08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10"/>conserv_manag</text:p>
          </table:table-cell>
          <table:table-cell table:style-name="ce5" office:value-type="float" office:value="0.07988728" calcext:value-type="float">
            <text:p>0.08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12"/>estim_abund</text:p>
          </table:table-cell>
          <table:table-cell table:style-name="ce5" office:value-type="float" office:value="0.07378306" calcext:value-type="float">
            <text:p>0.07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12"/>abund_estim</text:p>
          </table:table-cell>
          <table:table-cell table:style-name="ce5" office:value-type="float" office:value="0.06795829" calcext:value-type="float">
            <text:p>0.068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11"/>sampl_effort</text:p>
          </table:table-cell>
          <table:table-cell table:style-name="ce5" office:value-type="float" office:value="0.05397851" calcext:value-type="float">
            <text:p>0.054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10"/>wildlif_manag</text:p>
          </table:table-cell>
          <table:table-cell table:style-name="ce5" office:value-type="float" office:value="0.04916794" calcext:value-type="float">
            <text:p>0.049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10"/>line_transect</text:p>
          </table:table-cell>
          <table:table-cell table:style-name="ce5" office:value-type="float" office:value="0.04905372" calcext:value-type="float">
            <text:p>0.049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7"/>conserv_strategi</text:p>
          </table:table-cell>
          <table:table-cell table:style-name="ce5" office:value-type="float" office:value="0.04413746" calcext:value-type="float">
            <text:p>0.044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formula="of:=SUM([.E2:.E101])" office:value-type="float" office:value="2295" calcext:value-type="float">
            <text:p>2295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([.E102]*100)/2415" office:value-type="float" office:value="95.0310559006211" calcext:value-type="float">
            <text:p>95.0310559006211</text:p>
          </table:table-cell>
          <table:table-cell table:number-columns-repeated="1019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13:19:58.614595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3:20:02.691762716</meta:creation-date>
    <meta:editing-duration>PT2H13M6S</meta:editing-duration>
    <meta:editing-cycles>8</meta:editing-cycles>
    <meta:generator>LibreOffice/6.2.7.1$Linux_X86_64 LibreOffice_project/20$Build-1</meta:generator>
    <dc:date>2020-01-30T15:50:04.936369251</dc:date>
    <meta:document-statistic meta:table-count="1" meta:cell-count="327" meta:object-count="0"/>
  </office:meta>
</office:document-meta>
</file>